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bee" officeooo:paragraph-rsid="001dc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Cadastrar titulo de apresentação</text:p>
      <text:p text:style-name="P1"><text:tab/>a- Cadastrar icone menu</text:p>
      <text:p text:style-name="P1"><text:tab/>b – Cadastrar Link do redirecionamento para wahtsapp ou instagram</text:p>
      <text:p text:style-name="P1"><text:tab/>c – Cadastrar texto de informações</text:p>
      <text:p text:style-name="P1"><text:tab/>d – Cadastrar imagem de fundo ou cor do fundo</text:p>
      <text:p text:style-name="P1"/>
      <text:p text:style-name="P1">2 – Cadastrar apresentação</text:p>
      <text:p text:style-name="P1"><text:tab/>a- Cadastrar cada paragrafo da apresentação</text:p>
      <text:p text:style-name="P1"/>
      <text:p text:style-name="P1">3 – Cadastrar detalhes sobre o serviço</text:p>
      <text:p text:style-name="P1"><text:tab/>a – titulo</text:p>
      <text:p text:style-name="P1"><text:tab/>b – imagem</text:p>
      <text:p text:style-name="P1"><text:tab/>c – cor fundo</text:p>
      <text:p text:style-name="P1"><text:tab/> 3a1 – paragrafo</text:p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2T09:57:15.753000000</meta:creation-date>
    <dc:date>2023-06-22T17:33:27.432000000</dc:date>
    <meta:editing-duration>PT7H36M13S</meta:editing-duration>
    <meta:editing-cycles>1</meta:editing-cycles>
    <meta:document-statistic meta:table-count="0" meta:image-count="0" meta:object-count="0" meta:page-count="1" meta:paragraph-count="13" meta:word-count="56" meta:character-count="369" meta:non-whitespace-character-count="304"/>
    <meta:generator>LibreOffice/7.5.3.2$Windows_X86_64 LibreOffice_project/9f56dff12ba03b9acd7730a5a481eea045e468f3</meta:generator>
  </office:meta>
</office:document-meta>
</file>